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ce TEXIER</meta:initial-creator>
    <meta:creation-date>2013-04-15T23:16:28</meta:creation-date>
    <dc:date>2013-04-15T23:17:05</dc:date>
    <dc:creator>Brice TEXIER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3.5$Linux_X86_64 LibreOffice_project/350m1$Build-2</meta:generator>
  </office:meta>
</office:document-meta>
</file>